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stroke-linejoin="bevel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67cm"/>
    </style:style>
    <style:style style:name="gr4" style:family="graphic" style:parent-style-name="objectwithoutfill">
      <style:graphic-properties draw:marker-start="Rounded_20_large_20_Arrow" draw:marker-end="Rounded_20_large_20_Arrow" draw:fill="none" draw:textarea-vertical-align="middle"/>
    </style:style>
    <style:style style:name="gr5" style:family="graphic" style:parent-style-name="objectwithoutfill">
      <style:graphic-properties draw:marker-start="" draw:marker-end="Rounded_20_large_20_Arrow" draw:fill="none" draw:textarea-vertical-align="middle"/>
    </style:style>
    <style:style style:name="gr6" style:family="graphic" style:parent-style-name="objectwithoutfill">
      <style:graphic-properties draw:marker-end="Rounded_20_large_20_Arrow" draw:fill="none" draw:textarea-vertical-align="middle"/>
    </style:style>
    <style:style style:name="gr7" style:family="graphic" style:parent-style-name="objectwithoutfill">
      <style:graphic-properties draw:marker-start="Rounded_20_large_20_Arrow" draw:marker-end="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svg:stroke-opacity="100%" draw:opacity="0%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draw:marker-start="" draw:marker-end="Rounded_20_large_20_Arrow" draw:fill="none" draw:textarea-vertical-align="middle"/>
    </style:style>
    <style:style style:name="gr11" style:family="graphic" style:parent-style-name="objectwithoutfill">
      <style:graphic-properties draw:marker-start="Rounded_20_large_20_Arrow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409cm" fo:margin-bottom="0.409cm"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04cm" svg:height="4.35cm" svg:x="3.685cm" svg:y="3.753cm">
          <text:p text:style-name="P1">Normal</text:p>
          <text:p text:style-name="P1">User</text:p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4cm" svg:height="3.575cm" svg:x="18.509cm" svg:y="2.121cm">
          <text:p text:style-name="P2">VM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55cm" svg:x="19.177cm" svg:y="3.753cm">
          <text:p text:style-name="P1">Guest 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cm" svg:height="2.175cm" svg:x="18.509cm" svg:y="5.928cm">
          <text:p text:style-name="P1">Qemu I/O</text:p>
          <text:p text:style-name="P1">(User Space)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3.018cm" svg:height="5.982cm" svg:x="2.017cm" svg:y="9.19cm">
          <text:p text:style-name="P3"><text:span text:style-name="T1">Linux</text:span></text:p>
          <text:p text:style-name="P3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3.018cm" svg:height="1.903cm" svg:x="2.017cm" svg:y="16.951cm">
          <text:p text:style-name="P3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71cm" svg:height="2.447cm" svg:x="16.574cm" svg:y="11.794cm">
          <text:p text:style-name="P1">K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1.087cm" svg:x="11.275cm" svg:y="9.485cm">
          <text:p text:style-name="P1">Tap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38cm" svg:height="2.456cm" svg:x="6.818cm" svg:y="9.734cm">
          <text:p text:style-name="P1">S/W</text:p>
          <text:p text:style-name="P1">brid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007cm" svg:height="1.36cm" svg:x="6.162cm" svg:y="13.269cm">
          <text:p text:style-name="P1">Physical Device 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69cm" svg:height="1.087cm" svg:x="7.962cm" svg:y="17.272cm">
          <text:p text:style-name="P1">NIC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003cm" svg:height="0.817cm" svg:x="11.024cm" svg:y="15.443cm">
          <draw:text-box>
            <text:p><text:span text:style-name="T2">Interrupts</text:span></text:p>
          </draw:text-box>
        </draw:frame>
        <draw:line draw:style-name="gr4" draw:text-style-name="P1" draw:layer="layout" svg:x1="6.02cm" svg:y1="7.559cm" svg:x2="6.02cm" svg:y2="9.734cm">
          <text:p/>
        </draw:line>
        <draw:line draw:style-name="gr5" draw:text-style-name="P1" draw:layer="layout" svg:x1="11.024cm" svg:y1="17.272cm" svg:x2="11.024cm" svg:y2="14.628cm">
          <text:p/>
        </draw:line>
        <draw:line draw:style-name="gr6" draw:text-style-name="P1" draw:layer="layout" svg:x1="22.074cm" svg:y1="12.098cm" svg:x2="22.074cm" svg:y2="7.831cm">
          <text:p/>
        </draw:line>
        <draw:frame draw:style-name="gr3" draw:text-style-name="P5" draw:layer="layout" svg:width="5.205cm" svg:height="0.817cm" svg:x="21.973cm" svg:y="9.734cm">
          <draw:text-box>
            <text:p><text:span text:style-name="T2">Virtual Interrupts</text:span></text:p>
          </draw:text-box>
        </draw:frame>
        <draw:line draw:style-name="gr4" draw:text-style-name="P1" draw:layer="layout" svg:x1="7.688cm" svg:y1="11.637cm" svg:x2="7.688cm" svg:y2="13.812cm">
          <text:p/>
        </draw:line>
        <draw:line draw:style-name="gr4" draw:text-style-name="P1" draw:layer="layout" svg:x1="21.339cm" svg:y1="4.84cm" svg:x2="21.339cm" svg:y2="6.471cm">
          <text:p/>
        </draw:line>
        <draw:line draw:style-name="gr7" draw:text-style-name="P1" draw:layer="layout" svg:x1="16.574cm" svg:y1="12.453cm" svg:x2="14.026cm" svg:y2="11.913cm">
          <text:p/>
        </draw:line>
        <draw:frame draw:style-name="gr3" draw:text-style-name="P5" draw:layer="layout" svg:width="2.448cm" svg:height="0.817cm" svg:x="13.913cm" svg:y="12.113cm">
          <draw:text-box>
            <text:p><text:span text:style-name="T2">Signal</text:span></text:p>
          </draw:text-box>
        </draw:frame>
        <draw:line draw:style-name="gr7" draw:text-style-name="P1" draw:layer="layout" svg:x1="9.356cm" svg:y1="10.88cm" svg:x2="10.372cm" svg:y2="10.88cm">
          <text:p/>
        </draw:line>
        <draw:line draw:style-name="gr8" draw:text-style-name="P1" draw:layer="layout" svg:x1="10.023cm" svg:y1="11.826cm" svg:x2="10.023cm" svg:y2="11.826cm">
          <text:p/>
        </draw:line>
        <draw:line draw:style-name="gr7" draw:text-style-name="P1" draw:layer="layout" svg:x1="14.026cm" svg:y1="11.537cm" svg:x2="19.53cm" svg:y2="11.537cm">
          <text:p/>
        </draw:line>
        <draw:line draw:style-name="gr6" draw:text-style-name="P1" draw:layer="layout" svg:x1="19.547cm" svg:y1="11.567cm" svg:x2="19.547cm" svg:y2="7.833cm">
          <text:p/>
        </draw:line>
        <draw:line draw:style-name="gr7" draw:text-style-name="P1" draw:layer="layout" svg:x1="9.448cm" svg:y1="17.273cm" svg:x2="9.448cm" svg:y2="14.629cm">
          <text:p/>
        </draw:line>
        <draw:frame draw:style-name="gr3" draw:text-style-name="P5" draw:layer="layout" svg:width="2.595cm" svg:height="0.817cm" svg:x="7.084cm" svg:y="15.445cm">
          <draw:text-box>
            <text:p><text:span text:style-name="T2">Packet</text:span></text:p>
          </draw:text-box>
        </draw:frame>
        <draw:custom-shape draw:style-name="gr9" draw:text-style-name="P1" draw:layer="layout" svg:width="26.019cm" svg:height="19.304cm" svg:x="1.016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4cm" svg:height="3.575cm" svg:x="11.809cm" svg:y="2.12cm">
          <text:p text:style-name="P2">VM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55cm" svg:x="12.477cm" svg:y="3.752cm">
          <text:p text:style-name="P1">Guest 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cm" svg:height="2.175cm" svg:x="11.809cm" svg:y="5.927cm">
          <text:p text:style-name="P1">Qemu I/O</text:p>
          <text:p text:style-name="P1">(User Space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39cm" svg:y1="4.839cm" svg:x2="14.639cm" svg:y2="6.47cm">
          <text:p/>
        </draw:line>
        <draw:custom-shape draw:style-name="gr1" draw:text-style-name="P1" draw:layer="layout" svg:width="2.669cm" svg:height="1.087cm" svg:x="11.275cm" svg:y="11.185cm">
          <text:p text:style-name="P1">Tap1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368cm" svg:y1="10.006cm" svg:x2="10.368cm" svg:y2="11.784cm">
          <text:p/>
        </draw:line>
        <draw:line draw:style-name="gr10" draw:text-style-name="P1" draw:layer="layout" svg:x1="10.368cm" svg:y1="10.006cm" svg:x2="11.257cm" svg:y2="10.006cm">
          <text:p/>
        </draw:line>
        <draw:line draw:style-name="gr11" draw:text-style-name="P1" draw:layer="layout" svg:x1="13.944cm" svg:y1="9.906cm" svg:x2="15.29cm" svg:y2="9.906cm">
          <text:p/>
        </draw:line>
        <draw:line draw:style-name="gr11" draw:text-style-name="P1" draw:layer="layout" svg:x1="15.286cm" svg:y1="8.102cm" svg:x2="15.286cm" svg:y2="9.906cm">
          <text:p/>
        </draw:line>
        <draw:line draw:style-name="gr8" draw:text-style-name="P1" draw:layer="layout" svg:x1="13.945cm" svg:y1="10.211cm" svg:x2="16.688cm" svg:y2="10.211cm">
          <text:p/>
        </draw:line>
        <draw:line draw:style-name="gr7" draw:text-style-name="P1" draw:layer="layout" svg:x1="16.71cm" svg:y1="12.29cm" svg:x2="16.71cm" svg:y2="10.182cm">
          <text:p/>
        </draw:line>
        <draw:line draw:style-name="gr6" draw:text-style-name="P1" draw:layer="layout" svg:x1="10.369cm" svg:y1="11.806cm" svg:x2="11.258cm" svg:y2="11.806cm">
          <text:p/>
        </draw:line>
        <draw:line draw:style-name="gr6" draw:text-style-name="P1" draw:layer="layout" svg:x1="17.575cm" svg:y1="12.099cm" svg:x2="17.575cm" svg:y2="7.832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6:37:32.631562455</meta:creation-date>
    <dc:date>2016-06-27T16:07:23.471486710</dc:date>
    <meta:editing-duration>PT38M14S</meta:editing-duration>
    <meta:editing-cycles>31</meta:editing-cycles>
    <meta:generator>LibreOffice/4.2.8.2$Linux_X86_64 LibreOffice_project/420m0$Build-2</meta:generator>
    <meta:document-statistic meta:object-count="63"/>
  </office:meta>
</office:document-meta>
</file>